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officeooo:rsid="0000968f" officeooo:paragraph-rsid="0000968f" style:font-size-asian="12pt" style:font-size-complex="12pt"/>
    </style:style>
    <style:style style:name="P2" style:family="paragraph" style:parent-style-name="Standard">
      <style:text-properties fo:font-size="12pt" style:text-underline-style="none" fo:font-weight="normal" officeooo:rsid="0000968f" officeooo:paragraph-rsid="0000968f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3pt" style:text-underline-style="none" officeooo:rsid="0000968f" officeooo:paragraph-rsid="0000968f" style:font-size-asian="13pt" style:font-size-complex="13pt"/>
    </style:style>
    <style:style style:name="P4" style:family="paragraph" style:parent-style-name="Standard">
      <style:text-properties fo:font-size="13pt" style:text-underline-style="none" fo:font-weight="normal" officeooo:rsid="0000968f" officeooo:paragraph-rsid="0000968f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968f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officeooo:rsid="00019308"/>
    </style:style>
    <style:style style:name="T8" style:family="text">
      <style:text-properties style:text-position="0% 100%" style:font-name="Liberation Serif1" officeooo:rsid="00019308" style:font-name-asian="Liberation Serif1" style:font-name-complex="Liberation Serif1"/>
    </style:style>
    <style:style style:name="T9" style:family="text">
      <style:text-properties style:text-position="0% 100%" style:font-name="Liberation Serif1" officeooo:rsid="00019308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fo:font-weight="bold" style:font-weight-asian="bold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style:text-underline-style="solid" style:text-underline-width="auto" style:text-underline-color="font-color" fo:font-weight="bold" officeooo:rsid="0000968f" style:font-size-asian="13pt" style:font-weight-asian="bold" style:font-size-complex="13pt" style:font-weight-complex="bold"/>
    </style:style>
    <style:style style:name="T14" style:family="text">
      <style:text-properties style:text-position="sub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0"/><text:span text:style-name="T12"><text:s/></text:span><text:span text:style-name="T13">THEORY OF AUTOMATA</text:span></text:p>
      <text:p text:style-name="P3"><text:span text:style-name="T1"><text:s text:c="64"/>BSCS -4</text:span></text:p>
      <text:p text:style-name="P3"><text:span text:style-name="T2"/></text:p>
      <text:p text:style-name="P3"><text:span text:style-name="T1"><text:s text:c="45"/>PRACTICING QUESTIONS</text:span></text:p>
      <text:p text:style-name="P3"><text:span text:style-name="T1"/></text:p>
      <text:p text:style-name="P1"><text:span text:style-name="T1">Topic : Regular Expressions</text:span></text:p>
      <text:p text:style-name="P1"><text:span text:style-name="T1">Date : 15</text:span><text:span text:style-name="T4">th</text:span><text:span text:style-name="T1"> December 2020</text:span></text:p>
      <text:p text:style-name="P1"><text:span text:style-name="T1"/></text:p>
      <text:p text:style-name="P1"><text:span text:style-name="T1"/></text:p>
      <text:p text:style-name="P1"><text:span text:style-name="T1">Q.1. Expand the following.</text:span></text:p>
      <text:p text:style-name="P1"><text:span text:style-name="T1"/></text:p>
      <text:p text:style-name="P2">1: (0+10*)</text:p>
      <text:p text:style-name="P2"/>
      <text:p text:style-name="P2">2: (0*10*)</text:p>
      <text:p text:style-name="P2"/>
      <text:p text:style-name="P2">3: (0+ <text:span text:style-name="T10">ϵ</text:span>)(1+<text:span text:style-name="T10">ϵ</text:span>) </text:p>
      <text:p text:style-name="P2"/>
      <text:p text:style-name="P2">4: (<text:span text:style-name="T10">ϵ+1) (01*) (ϵ+0</text:span>)</text:p>
      <text:p text:style-name="P2"/>
      <text:p text:style-name="P2">5: b*ab*(ab*a)* b*</text:p>
      <text:p text:style-name="P2"/>
      <text:p text:style-name="P1"><text:span text:style-name="T1"/></text:p>
      <text:p text:style-name="P1"><text:span text:style-name="T1">Q.2. Give Regular Expressions of the following.</text:span></text:p>
      <text:p text:style-name="P1"><text:span text:style-name="T1"/></text:p>
      <text:p text:style-name="P4">1: {b<text:span text:style-name="T3">2 <text:s/></text:span><text:span text:style-name="T5">, </text:span>b<text:span text:style-name="T3">5 <text:s/></text:span><text:span text:style-name="T5">, b</text:span><text:span text:style-name="T3">8 </text:span><text:span text:style-name="T5">, …………………..}</text:span></text:p>
      <text:p text:style-name="P4"><text:span text:style-name="T5"/></text:p>
      <text:p text:style-name="P4"><text:span text:style-name="T5">2: {a</text:span><text:span text:style-name="T3">2n+1</text:span><text:span text:style-name="T5"> </text:span><text:span text:style-name="T9">˥</text:span><text:span text:style-name="T7"> n </text:span><text:span text:style-name="T8">≥ 0</text:span><text:span text:style-name="T5">}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2:40:28.431350783</meta:creation-date>
    <dc:date>2020-12-15T12:53:06.945041531</dc:date>
    <meta:editing-duration>PT1M48S</meta:editing-duration>
    <meta:editing-cycles>1</meta:editing-cycles>
    <meta:document-statistic meta:table-count="0" meta:image-count="0" meta:object-count="0" meta:page-count="1" meta:paragraph-count="14" meta:word-count="55" meta:character-count="453" meta:non-whitespace-character-count="248"/>
    <meta:generator>LibreOffice/6.4.5.2$Linux_X86_64 LibreOffice_project/40$Build-2</meta:generator>
  </office:meta>
</office:document-meta>
</file>